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ff3333" draw:marker-start-width="0.535cm" draw:marker-end="Arrow_20_concave" draw:marker-end-width="0.35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width="0cm" draw:fill="solid" draw:fill-color="#000000" draw:opacity="100%" draw:textarea-horizontal-align="center" draw:textarea-vertical-align="middle"/>
    </style:style>
    <style:style style:name="gr8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25cm" svg:y1="2.25cm" svg:x2="2.25cm" svg:y2="3.75cm">
          <text:p/>
        </draw:line>
        <draw:line draw:style-name="gr1" draw:text-style-name="P1" draw:layer="layout" svg:x1="8.25cm" svg:y1="2.25cm" svg:x2="8.25cm" svg:y2="3cm">
          <text:p/>
        </draw:line>
        <draw:polygon draw:style-name="gr2" draw:text-style-name="P1" draw:layer="layout" svg:width="7.999cm" svg:height="1.499cm" svg:x="1.25cm" svg:y="0.25cm" svg:viewBox="0 0 8000 1500" draw:points="0,0 2500,0 2500,1000 8000,1000 8000,1500 0,1500">
          <text:p/>
        </draw:polygon>
        <draw:circle draw:style-name="gr3" draw:text-style-name="P1" draw:layer="layout" svg:width="2cm" svg:height="2cm" svg:x="1.25cm" svg:y="0.25cm">
          <text:p/>
        </draw:circle>
        <draw:circle draw:style-name="gr3" draw:text-style-name="P1" draw:layer="layout" svg:width="2cm" svg:height="2cm" svg:x="7.25cm" svg:y="0.25cm">
          <text:p/>
        </draw:circle>
        <draw:circle draw:style-name="gr4" draw:text-style-name="P1" draw:layer="layout" svg:width="0.13cm" svg:height="0.13cm" svg:x="8.185cm" svg:y="1.195cm">
          <text:p/>
        </draw:circle>
        <draw:circle draw:style-name="gr4" draw:text-style-name="P1" draw:layer="layout" svg:width="0.13cm" svg:height="0.13cm" svg:x="2.185cm" svg:y="1.185cm">
          <text:p/>
        </draw:circle>
        <draw:polyline draw:style-name="gr2" draw:text-style-name="P1" draw:layer="layout" svg:width="0.249cm" svg:height="0.499cm" svg:x="6cm" svg:y="0.75cm" svg:viewBox="0 0 250 500" draw:points="0,500 0,0 250,0 250,500">
          <text:p/>
        </draw:polyline>
        <draw:line draw:style-name="gr2" draw:text-style-name="P1" draw:layer="layout" svg:x1="3.75cm" svg:y1="0.25cm" svg:x2="6cm" svg:y2="0.75cm">
          <text:p/>
        </draw:line>
        <draw:g>
          <draw:circle draw:style-name="gr4" draw:text-style-name="P1" draw:layer="layout" svg:width="0.5cm" svg:height="0.5cm" svg:x="4.966cm" svg:y="0.75cm">
            <text:p/>
          </draw:circle>
          <draw:line draw:style-name="gr5" draw:text-style-name="P1" draw:layer="layout" svg:x1="4.966cm" svg:y1="1cm" svg:x2="5.466cm" svg:y2="1cm">
            <text:p/>
          </draw:line>
          <draw:line draw:style-name="gr5" draw:text-style-name="P1" draw:layer="layout" svg:x1="5.216cm" svg:y1="0.75cm" svg:x2="5.216cm" svg:y2="1.25cm">
            <text:p/>
          </draw:line>
          <draw:path draw:style-name="gr6" draw:text-style-name="P1" draw:layer="layout" svg:width="0.249cm" svg:height="0.249cm" svg:x="4.966cm" svg:y="0.75cm" svg:viewBox="0 0 250 250" svg:d="M33 125c24-40 52-68 92-92 40-23 79-33 125-33v250h-250c0-46 10-85 33-125z">
            <text:p/>
          </draw:path>
          <draw:path draw:style-name="gr6" draw:text-style-name="P1" draw:layer="layout" svg:width="-0.249cm" svg:height="-0.249cm" svg:x="5.466cm" svg:y="1.25cm" svg:viewBox="0 0 -250 -250" svg:d="M33 125c24-40 52-68 92-92 40-23 79-33 125-33v250h-250c0-46 10-85 33-125z">
            <text:p/>
          </draw:path>
        </draw:g>
        <draw:path draw:style-name="gr7" draw:text-style-name="P1" draw:layer="layout" svg:width="1.549cm" svg:height="1.549cm" svg:x="4.438cm" svg:y="0.225cm" svg:viewBox="0 0 1550 1550" svg:d="M775 1500c67 0 128-8 188-24 59-15 117-40 175-73 57-33 107-71 151-114 43-44 81-94 114-152 33-57 58-115 73-174 16-60 24-121 24-188s-8-128-24-188c-15-59-40-117-73-175-33-57-71-107-114-151-44-43-94-81-152-114-57-33-115-58-174-73-60-16-121-24-188-24s-128 8-188 24c-59 15-117 40-175 73-57 33-107 71-151 114-43 44-81 94-114 152-33 57-58 115-73 174-16 60-24 121-24 188h-50c0-71 8-137 25-201s43-125 79-186c35-62 76-115 122-162 47-46 100-87 161-122 62-36 123-62 187-79s130-25 201-25 137 8 201 25 125 43 186 79c62 35 115 76 162 122 46 47 87 100 122 161 36 62 62 123 79 187s25 130 25 201-8 137-25 201-43 125-79 186c-35 62-76 115-122 162-47 46-100 87-161 122-62 36-123 62-187 79s-130 25-201 25z">
          <text:p/>
        </draw:path>
        <draw:line draw:style-name="gr8" draw:text-style-name="P1" draw:layer="layout" svg:x1="4.463cm" svg:y1="1cm" svg:x2="4.463cm" svg:y2="1.25cm">
          <text:p/>
        </draw:line>
        <draw:line draw:style-name="gr8" draw:text-style-name="P1" draw:layer="layout" svg:x1="0.75cm" svg:y1="2.25cm" svg:x2="1.75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0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3:33:53.81</dc:date>
    <meta:editing-duration>PT2H54M14S</meta:editing-duration>
    <meta:editing-cycles>121</meta:editing-cycles>
    <meta:document-statistic meta:object-count="18"/>
  </office:meta>
</office:document-meta>
</file>